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bz2FileProvider.Tbz2FileProvi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bz2FileProvider.getSchem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bz2FileProvider.getCapabilit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